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1416d9" officeooo:paragraph-rsid="001416d9" style:font-size-asian="14pt" style:font-size-complex="16pt"/>
    </style:style>
    <style:style style:name="P2" style:family="paragraph" style:parent-style-name="Standard">
      <style:text-properties fo:font-size="12pt" style:text-underline-style="none" officeooo:rsid="001416d9" officeooo:paragraph-rsid="001416d9" style:font-size-asian="10.5pt" style:font-size-complex="12pt"/>
    </style:style>
    <style:style style:name="P3" style:family="paragraph" style:parent-style-name="Standard">
      <style:text-properties fo:font-size="12pt" style:text-underline-style="none" officeooo:rsid="00159ef7" officeooo:paragraph-rsid="00159ef7" style:font-size-asian="10.5pt" style:font-size-complex="12pt"/>
    </style:style>
    <style:style style:name="P4" style:family="paragraph" style:parent-style-name="Standard">
      <style:text-properties fo:font-size="12pt" style:text-underline-style="none" officeooo:rsid="0018090b" officeooo:paragraph-rsid="0018090b" style:font-size-asian="10.5pt" style:font-size-complex="12pt"/>
    </style:style>
    <style:style style:name="P5" style:family="paragraph" style:parent-style-name="Standard">
      <style:text-properties fo:font-size="12pt" style:text-underline-style="none" officeooo:rsid="0018b787" officeooo:paragraph-rsid="0018b787" style:font-size-asian="10.5pt" style:font-size-complex="12pt"/>
    </style:style>
    <style:style style:name="P6" style:family="paragraph" style:parent-style-name="Standard">
      <style:text-properties fo:font-size="12pt" style:text-underline-style="none" officeooo:rsid="001bd3d9" officeooo:paragraph-rsid="001bd3d9" style:font-size-asian="10.5pt" style:font-size-complex="12pt"/>
    </style:style>
    <style:style style:name="P7" style:family="paragraph" style:parent-style-name="Standard">
      <style:text-properties fo:font-size="12pt" style:text-underline-style="none" officeooo:rsid="001f4cd2" officeooo:paragraph-rsid="001f4cd2" style:font-size-asian="10.5pt" style:font-size-complex="12pt"/>
    </style:style>
    <style:style style:name="P8" style:family="paragraph" style:parent-style-name="Standard">
      <style:text-properties style:text-underline-style="none" fo:font-weight="normal" officeooo:rsid="002639e1" officeooo:paragraph-rsid="002639e1" style:font-weight-asian="normal" style:font-weight-complex="normal"/>
    </style:style>
    <style:style style:name="P9" style:family="paragraph" style:parent-style-name="Standard">
      <style:text-properties officeooo:paragraph-rsid="001f4cd2"/>
    </style:style>
    <style:style style:name="P10" style:family="paragraph" style:parent-style-name="Standard">
      <style:text-properties fo:font-style="italic" officeooo:rsid="0020b0fb" officeooo:paragraph-rsid="0020b0fb" style:font-style-asian="italic" style:font-style-complex="italic"/>
    </style:style>
    <style:style style:name="P11" style:family="paragraph" style:parent-style-name="Standard">
      <style:text-properties officeooo:paragraph-rsid="0020b0fb"/>
    </style:style>
    <style:style style:name="P12" style:family="paragraph" style:parent-style-name="Standard">
      <style:text-properties officeooo:paragraph-rsid="00229473"/>
    </style:style>
    <style:style style:name="P13" style:family="paragraph" style:parent-style-name="Standard">
      <style:text-properties officeooo:rsid="00246cfe" officeooo:paragraph-rsid="0025beda"/>
    </style:style>
    <style:style style:name="P14" style:family="paragraph" style:parent-style-name="Standard">
      <style:text-properties officeooo:paragraph-rsid="0025beda"/>
    </style:style>
    <style:style style:name="P15" style:family="paragraph" style:parent-style-name="Standard">
      <style:text-properties fo:font-weight="normal" officeooo:rsid="0025beda" officeooo:paragraph-rsid="0025beda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rsid="002639e1" officeooo:paragraph-rsid="002639e1" style:font-weight-asian="normal" style:font-weight-complex="normal"/>
    </style:style>
    <style:style style:name="P17" style:family="paragraph">
      <loext:graphic-properties draw:fill="none" draw:fill-color="#ffffff"/>
      <style:text-properties fo:font-size="12pt"/>
    </style:style>
    <style:style style:name="P18" style:family="paragraph">
      <loext:graphic-properties draw:fill="none"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722bf" style:font-style-asian="italic" style:font-style-complex="italic"/>
    </style:style>
    <style:style style:name="T3" style:family="text">
      <style:text-properties fo:font-style="italic" officeooo:rsid="001d4ec3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722bf" style:font-style-asian="normal" style:font-style-complex="normal"/>
    </style:style>
    <style:style style:name="T6" style:family="text">
      <style:text-properties fo:font-style="normal" officeooo:rsid="001aa13f" style:font-style-asian="normal" style:font-style-complex="normal"/>
    </style:style>
    <style:style style:name="T7" style:family="text">
      <style:text-properties fo:font-style="normal" officeooo:rsid="001d4ec3" style:font-style-asian="normal" style:font-style-complex="normal"/>
    </style:style>
    <style:style style:name="T8" style:family="text">
      <style:text-properties fo:font-style="normal" officeooo:rsid="0025beda" style:font-style-asian="normal" style:font-style-complex="normal"/>
    </style:style>
    <style:style style:name="T9" style:family="text">
      <style:text-properties fo:font-style="normal" fo:font-weight="bold" officeooo:rsid="0025beda" style:font-style-asian="normal" style:font-weight-asian="bold" style:font-style-complex="normal" style:font-weight-complex="bold"/>
    </style:style>
    <style:style style:name="T10" style:family="text">
      <style:text-properties fo:font-size="12pt" fo:font-style="italic" style:text-underline-style="none" officeooo:rsid="001f4cd2" style:font-size-asian="10.5pt" style:font-style-asian="italic" style:font-size-complex="12pt" style:font-style-complex="italic"/>
    </style:style>
    <style:style style:name="T11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12" style:family="text">
      <style:text-properties style:font-name="Liberation Serif" fo:font-size="12pt" fo:font-style="normal" fo:font-weight="normal" officeooo:rsid="0020b0fb" style:font-size-asian="12pt" style:font-style-asian="normal" style:font-weight-asian="normal"/>
    </style:style>
    <style:style style:name="T13" style:family="text">
      <style:text-properties style:font-name="Liberation Serif" fo:font-size="12pt" fo:font-style="normal" fo:font-weight="normal" officeooo:rsid="00220584" style:font-size-asian="12pt" style:font-style-asian="normal" style:font-weight-asian="normal"/>
    </style:style>
    <style:style style:name="T14" style:family="text">
      <style:text-properties style:font-name="Liberation Serif" fo:font-size="12pt" fo:font-style="normal" fo:font-weight="normal" officeooo:rsid="00229473" style:font-size-asian="12pt" style:font-style-asian="normal" style:font-weight-asian="normal"/>
    </style:style>
    <style:style style:name="T15" style:family="text">
      <style:text-properties style:font-name="Liberation Serif" fo:font-size="12pt" fo:font-style="normal" fo:font-weight="normal" officeooo:rsid="00291888" style:font-size-asian="12pt" style:font-style-asian="normal" style:font-weight-asian="normal"/>
    </style:style>
    <style:style style:name="T16" style:family="text">
      <style:text-properties fo:font-size="12pt"/>
    </style:style>
    <style:style style:name="gr1" style:family="graphic">
      <style:graphic-properties draw:stroke="solid" svg:stroke-color="#000000" draw:fill="none" draw:fill-color="#ffffff" fo:min-height="2.7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4</text:p>
      <text:p text:style-name="P1">Gemas y bundler</text:p>
      <text:p text:style-name="P2"/>
      <text:p text:style-name="P2">1) Una gema es la herramienta que el desarrollador de Ruby tienen para publicar y compartir código. Una gema tiene tres características básicas: un nombre, una versión y una plataforma. La plataforma hace referencia a la arquitectura, sistema operativo y algunas veces versión del sistema operativo necesarios para poder usar la gema. Dentro de la gema están los siguientes componentes:</text:p>
      <text:p text:style-name="P2">* código (incluyendo los tests)</text:p>
      <text:p text:style-name="P2">* documentación</text:p>
      <text:p text:style-name="P2">* gemspec que contiene toda la información sobre la gema. Archivo, documentación sobre los tests, número de versión, plataforma,etc.</text:p>
      <text:p text:style-name="P2"/>
      <text:p text:style-name="P3">2) Bundler es una gema para administrar gemas, es decir, Bundler te permite generar un ambiente de desarrollo seguro para que las aplicaciones Ruby que lo usar se ejecuten sin errores. <text:span text:style-name="T4">Bundler te permite mantener las gemas </text:span><text:span text:style-name="T5">indicadas en el </text:span><text:span text:style-name="T2">Gemfile </text:span><text:span text:style-name="T5">del proyecto </text:span><text:span text:style-name="T4">y sus dependencias actualizadas para que la aplicación funcione correctamente.</text:span></text:p>
      <text:p text:style-name="P7"><text:span text:style-name="T4"/></text:p>
      <text:p text:style-name="P7"><text:span text:style-name="T4">Formato </text:span><text:span text:style-name="T1">Gemfile</text:span></text:p>
      <text:p text:style-name="P7"><draw:frame text:anchor-type="paragraph" draw:z-index="0" draw:name="Forma1" draw:style-name="gr1" draw:text-style-name="P17" svg:width="16.671cm" svg:height="4.871cm" svg:x="0.046cm" svg:y="0.344cm"><draw:text-box><text:p><text:span text:style-name="T16"><text:s/></text:span><text:span text:style-name="T16">source ‘</text:span><text:span text:style-name="T16"><text:a xlink:href="https://rubygems.org/" xlink:type="simple">https://rubygems.org</text:a></text:span><text:span text:style-name="T16">’</text:span></text:p><text:p><text:span text:style-name="T16"/></text:p><text:p><text:span text:style-name="T16"><text:s/></text:span><text:span text:style-name="T16">gem ‘nombre_gema’</text:span></text:p><text:p><text:span text:style-name="T16"><text:s/></text:span><text:span text:style-name="T16">gem ‘nombre_gema’ , version</text:span></text:p><text:p><text:span text:style-name="T16"><text:s/></text:span><text:span text:style-name="T16">gem ‘nombre_gema’ <text:s/>, ‘ ~&gt; x.y.z’</text:span></text:p><text:p><text:span text:style-name="T16"/></text:p><text:p><text:span text:style-name="T16"><text:s/></text:span><text:span text:style-name="T16">group :un_nombre do</text:span></text:p><text:p><text:span text:style-name="T16"><text:tab/></text:span><text:span text:style-name="T16">Gem nombre_gema</text:span></text:p><text:p><text:span text:style-name="T16"><text:tab/></text:span><text:span text:style-name="T16">Gem nombre_gema</text:span></text:p><text:p><text:span text:style-name="T16">end</text:span></text:p></draw:text-box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9"><text:span text:style-name="T10"/></text:p>
      <text:p text:style-name="P9"><text:span text:style-name="T10">source: </text:span><text:span text:style-name="T4"><text:s/>le indica a bundler la fuente donde buscar las gemas </text:span>especificadas más abajo. <text:s/>https://rubygems.org Es la fuente default, si se necesita descargar la gema desde otro servidor se le puede especificar dicho server.</text:p>
      <text:p text:style-name="P10">Gem ‘nombre_gema’ <text:span text:style-name="T4">: le indica a bundler que instale cualquier versión de la gema.</text:span></text:p>
      <text:p text:style-name="P10"><text:span text:style-name="T11">gem ‘nombre_gema’ , version : le indica a bunder que instale esa versión especifica de la gema</text:span></text:p>
      <text:p text:style-name="P11"><text:span text:style-name="T11">gem ‘nombre_gema’ <text:s/>, ‘ ~&gt; x.y.z’: </text:span><text:span text:style-name="T12">le indica a bundler que instale una version &gt;= x.y.z pero </text:span></text:p>
      <text:p text:style-name="P12"><text:span text:style-name="T12">&lt; x.(y + 1).0. </text:span><text:span text:style-name="T13">ejemplo : ~&gt; 3.2.1 =</text:span><text:span text:style-name="T14">= </text:span><text:span text:style-name="T13"><text:s/>&gt;=3.2.1 y &lt; </text:span><text:span text:style-name="T14">3.3 , ~&gt; 2.1 == <text:s/>&gt;= 2.1 y &lt; 3.0 . </text:span><text:span text:style-name="T15">También es posible usar <text:s/>&gt;= . </text:span></text:p>
      <text:p text:style-name="Standard"><text:s/></text:p>
      <text:p text:style-name="P13">Al hacer <text:span text:style-name="T1">bundle ó bundle install</text:span><text:span text:style-name="T4"> en el directorio de trabajo, Bundler automáticamente lee el </text:span><text:span text:style-name="T1">Gemfile</text:span><text:span text:style-name="T4"> y comienza a descargar las gemas especificadas y sus dependencias. </text:span><text:span text:style-name="T8">Luego, en la aplicación, antes de requerir cualquier gema es necesario hacer:</text:span></text:p>
      <text:p text:style-name="P14"><draw:frame text:anchor-type="paragraph" draw:z-index="1" draw:name="Forma2" draw:style-name="gr2" draw:text-style-name="P18" svg:width="15.188cm" svg:height="1.95cm" svg:x="0.998cm" svg:y="0.101cm"><draw:text-box><text:p>Require ‘bundler’</text:p><text:p>Bundler.setup</text:p><text:p/><text:p/></draw:text-box></draw:frame><text:span text:style-name="T9"/></text:p>
      <text:p text:style-name="P14"><text:span text:style-name="T9"/></text:p>
      <text:p text:style-name="P14"><text:span text:style-name="T9"/></text:p>
      <text:p text:style-name="P15"><text:span text:style-name="T4">y luego si se puede hacer require de cualquier gema (ej: require ‘sinatra’).</text:span></text:p>
      <text:p text:style-name="P16"><text:span text:style-name="T8">C</text:span><text:span text:style-name="T4">omandos Bundler</text:span></text:p>
      <text:p text:style-name="P8"><text:span text:style-name="T4">$ bundle init : crea un </text:span><text:span text:style-name="T1">Gemfile </text:span><text:span text:style-name="T4">para editar en el directorio de trabajo.</text:span></text:p>
      <text:p text:style-name="P8"><text:span text:style-name="T4">$ bundle install : instala las gemas especificadas en el </text:span><text:span text:style-name="T1">Gemfile</text:span><text:span text:style-name="T4"> si aún no están en el sistema.</text:span></text:p>
      <text:p text:style-name="P8"><text:span text:style-name="T4">$ bundle update: actualiza todas las gemas del </text:span><text:span text:style-name="T1">Gemfile.</text:span></text:p>
      <text:p text:style-name="P8"><text:span text:style-name="T4">$ bundle update ‘nombre_gema’: actualiza la gema y todas sus dependencias.</text:span></text:p>
      <text:p text:style-name="P14"><text:span text:style-name="T9"/></text:p>
      <text:p text:style-name="P14"><text:span text:style-name="T9"/></text:p>
      <text:p text:style-name="P5"><text:soft-page-break/><text:span text:style-name="T4">3) Las gemas son instaladas en /var/lib/(version)/gems. Cada gema sigue la misma estructura estandar para organizar el codigo:</text:span></text:p>
      <text:p text:style-name="P5"><text:span text:style-name="T4">* /lib → código de la gema</text:span></text:p>
      <text:p text:style-name="P5"><text:span text:style-name="T4">* /tests o /specs → contiene el código de testing según el framework de testing usado</text:span></text:p>
      <text:p text:style-name="P5"><text:span text:style-name="T4">* </text:span><text:span text:style-name="T6">README.md → contiene la documentación sobre la gema</text:span></text:p>
      <text:p text:style-name="P5"><text:span text:style-name="T6">* gemspec → archivo rb que contiene toda la información sobre la gema.</text:span></text:p>
      <text:p text:style-name="P5"><text:span text:style-name="T4"/></text:p>
      <text:p text:style-name="P5"><text:span text:style-name="T4"/></text:p>
      <text:p text:style-name="P4"><text:span text:style-name="T4">4) El comando </text:span><text:span text:style-name="T1">gem server </text:span><text:span text:style-name="T4">sirve para poder ver la documentación de todas las gemas instaladas desde el navegador accediendo a localhost:8808</text:span></text:p>
      <text:p text:style-name="P4"><text:span text:style-name="T4"/></text:p>
      <text:p text:style-name="P6"><text:span text:style-name="T4">7) 1 – El archivo </text:span><text:span text:style-name="T1">Gemfile</text:span><text:span text:style-name="T4"> tiene como finalidad indicar la gemas que se quieren instalar.</text:span></text:p>
      <text:p text:style-name="P6"><text:span text:style-name="T4">2 – </text:span><text:span text:style-name="T7">La directiva </text:span><text:span text:style-name="T3">source </text:span><text:span text:style-name="T7">del</text:span><text:span text:style-name="T3"> Gemfile </text:span><text:span text:style-name="T7">sirve para indicar la fuente de donde obtener las gemas especificadas. Puede haber tantas </text:span><text:span text:style-name="T3">sources</text:span><text:span text:style-name="T7"> distintas como se necesiten.</text:span></text:p>
      <text:p text:style-name="P6"><text:span text:style-name="T7"/></text:p>
      <text:p text:style-name="P5"><text:span text:style-name="T4"/>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0:23:33.584275779</meta:creation-date>
    <dc:date>2017-11-16T17:07:22.708764714</dc:date>
    <meta:editing-duration>PT55M16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29" meta:word-count="487" meta:character-count="2927" meta:non-whitespace-character-count="2457"/>
  </office:meta>
</office:document-meta>
</file>